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ef413d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ngulos_Pd" table:style-name="ta1">
        <table:shapes>
          <draw:frame draw:z-index="0" draw:name="Gráfico 2" draw:style-name="gr1" svg:width="159.99mm" svg:height="89.99mm" svg:x="168.24mm" svg:y="97.63mm">
            <draw:object draw:notify-on-update-of-ranges="Angulos_Pd.G3:Angulos_Pd.G3 Angulos_Pd.G4:Angulos_Pd.G16 Angulos_Pd.H3:Angulos_Pd.H3 Angulos_Pd.H4:Angulos_Pd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159.81mm" svg:height="89.98mm" svg:x="165.9mm" svg:y="6.22mm">
            <draw:object draw:notify-on-update-of-ranges="Angulos_Pd.B3:Angulos_Pd.B3 Angulos_Pd.B4:Angulos_Pd.B16 Angulos_Pd.C3:Angulos_Pd.C3 Angulos_Pd.C4:Angulos_Pd.C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6" table:default-cell-style-name="ce1"/>
        <table:table-row table:style-name="ro1">
          <table:table-cell table:style-name="ce3" office:value-type="string" calcext:value-type="string" table:number-columns-spanned="3" table:number-rows-spanned="1">
            <text:p>Paladio</text:p>
          </table:table-cell>
          <table:covered-table-cell table:number-columns-repeated="2" table:style-name="ce7"/>
          <table:table-cell table:number-columns-repeated="2"/>
          <table:table-cell table:style-name="ce4" office:value-type="string" calcext:value-type="string" table:number-columns-spanned="3" table:number-rows-spanned="1">
            <text:p>Cobre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Tiempo[s]</text:p>
          </table:table-cell>
          <table:table-cell table:style-name="ce6" office:value-type="string" calcext:value-type="string" table:number-columns-spanned="2" table:number-rows-spanned="1">
            <text:p>Ángulo[°]</text:p>
          </table:table-cell>
          <table:covered-table-cell table:style-name="ce7"/>
          <table:table-cell table:number-columns-repeated="2"/>
          <table:table-cell table:style-name="ce6" office:value-type="string" calcext:value-type="string" table:number-columns-spanned="1" table:number-rows-spanned="2">
            <text:p>Tiempo[s]</text:p>
          </table:table-cell>
          <table:table-cell table:style-name="ce6" office:value-type="string" calcext:value-type="string" table:number-columns-spanned="2" table:number-rows-spanned="1">
            <text:p>Ángulo[°]</text:p>
          </table:table-cell>
          <table:covered-table-cell/>
          <table:table-cell table:number-columns-repeated="1016"/>
        </table:table-row>
        <table:table-row table:style-name="ro1">
          <table:covered-table-cell table:style-name="ce7"/>
          <table:table-cell office:value-type="string" calcext:value-type="string">
            <text:p>Con Grafeno</text:p>
          </table:table-cell>
          <table:table-cell office:value-type="string" calcext:value-type="string">
            <text:p>Sin Grafeno</text:p>
          </table:table-cell>
          <table:table-cell table:number-columns-repeated="2"/>
          <table:covered-table-cell/>
          <table:table-cell table:style-name="ce2" office:value-type="string" calcext:value-type="string">
            <text:p>Sin grafeno</text:p>
          </table:table-cell>
          <table:table-cell table:style-name="ce2" office:value-type="string" calcext:value-type="string">
            <text:p>Con grafeno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91.685" calcext:value-type="float">
            <text:p>91.685</text:p>
          </table:table-cell>
          <table:table-cell table:style-name="Default" office:value-type="float" office:value="86.367" calcext:value-type="float">
            <text:p>86.367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180 - [.L5]" office:value-type="float" office:value="101.821" calcext:value-type="float">
            <text:p>101.821</text:p>
          </table:table-cell>
          <table:table-cell table:formula="of:=180 - [.M5]" office:value-type="float" office:value="103.878" calcext:value-type="float">
            <text:p>103.878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89.029" calcext:value-type="float">
            <text:p>89.029</text:p>
          </table:table-cell>
          <table:table-cell table:style-name="Default" office:value-type="float" office:value="85.03" calcext:value-type="float">
            <text:p>85.03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formula="of:=180 - [.L6]" office:value-type="float" office:value="96.226" calcext:value-type="float">
            <text:p>96.226</text:p>
          </table:table-cell>
          <table:table-cell table:formula="of:=180 - [.M6]" office:value-type="float" office:value="99.26" calcext:value-type="float">
            <text:p>99.26</text:p>
          </table:table-cell>
          <table:table-cell table:style-name="Default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78.179" calcext:value-type="float">
            <text:p>78.179</text:p>
          </table:table-cell>
          <table:table-cell table:style-name="ce2" office:value-type="float" office:value="76.122" calcext:value-type="float">
            <text:p>76.122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float" office:value="83.884" calcext:value-type="float">
            <text:p>83.884</text:p>
          </table:table-cell>
          <table:table-cell table:style-name="Default" office:value-type="float" office:value="82.278" calcext:value-type="float">
            <text:p>82.278</text:p>
          </table:table-cell>
          <table:table-cell table:number-columns-repeated="2"/>
          <table:table-cell table:style-name="ce2" office:value-type="float" office:value="240" calcext:value-type="float">
            <text:p>240</text:p>
          </table:table-cell>
          <table:table-cell table:formula="of:=180 - [.L7]" office:value-type="float" office:value="91.348" calcext:value-type="float">
            <text:p>91.348</text:p>
          </table:table-cell>
          <table:table-cell table:formula="of:=180 - [.M7]" office:value-type="float" office:value="94.236" calcext:value-type="float">
            <text:p>94.236</text:p>
          </table:table-cell>
          <table:table-cell table:style-name="Default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3.774" calcext:value-type="float">
            <text:p>83.774</text:p>
          </table:table-cell>
          <table:table-cell table:style-name="ce2" office:value-type="float" office:value="80.74" calcext:value-type="float">
            <text:p>80.74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Default" office:value-type="float" office:value="76.551" calcext:value-type="float">
            <text:p>76.551</text:p>
          </table:table-cell>
          <table:table-cell table:style-name="Default" office:value-type="float" office:value="69.075" calcext:value-type="float">
            <text:p>69.075</text:p>
          </table:table-cell>
          <table:table-cell table:number-columns-repeated="2"/>
          <table:table-cell table:style-name="ce2" office:value-type="float" office:value="360" calcext:value-type="float">
            <text:p>360</text:p>
          </table:table-cell>
          <table:table-cell table:formula="of:=180 - [.L8]" office:value-type="float" office:value="85.711" calcext:value-type="float">
            <text:p>85.711</text:p>
          </table:table-cell>
          <table:table-cell table:formula="of:=180 - [.M8]" office:value-type="float" office:value="88.34" calcext:value-type="float">
            <text:p>88.34</text:p>
          </table:table-cell>
          <table:table-cell table:style-name="Default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88.652" calcext:value-type="float">
            <text:p>88.652</text:p>
          </table:table-cell>
          <table:table-cell table:style-name="ce2" office:value-type="float" office:value="85.764" calcext:value-type="float">
            <text:p>85.764</text:p>
          </table:table-cell>
          <table:table-cell table:number-columns-repeated="10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55.954" calcext:value-type="float">
            <text:p>55.954</text:p>
          </table:table-cell>
          <table:table-cell table:style-name="Default" office:value-type="float" office:value="52.306" calcext:value-type="float">
            <text:p>52.306</text:p>
          </table:table-cell>
          <table:table-cell table:number-columns-repeated="2"/>
          <table:table-cell table:style-name="ce2" office:value-type="float" office:value="480" calcext:value-type="float">
            <text:p>480</text:p>
          </table:table-cell>
          <table:table-cell table:formula="of:=180 - [.L9]" office:value-type="float" office:value="77.074" calcext:value-type="float">
            <text:p>77.074</text:p>
          </table:table-cell>
          <table:table-cell table:formula="of:=180 - [.M9]" office:value-type="float" office:value="81.327" calcext:value-type="float">
            <text:p>81.327</text:p>
          </table:table-cell>
          <table:table-cell table:style-name="Default" table:number-columns-repeated="2"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4.289" calcext:value-type="float">
            <text:p>94.289</text:p>
          </table:table-cell>
          <table:table-cell table:style-name="ce2" office:value-type="float" office:value="91.66" calcext:value-type="float">
            <text:p>91.66</text:p>
          </table:table-cell>
          <table:table-cell table:number-columns-repeated="101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55.923" calcext:value-type="float">
            <text:p>55.923</text:p>
          </table:table-cell>
          <table:table-cell table:style-name="Default" office:value-type="float" office:value="42.879" calcext:value-type="float">
            <text:p>42.879</text:p>
          </table:table-cell>
          <table:table-cell table:number-columns-repeated="2"/>
          <table:table-cell table:style-name="ce2" office:value-type="float" office:value="600" calcext:value-type="float">
            <text:p>600</text:p>
          </table:table-cell>
          <table:table-cell table:formula="of:=180 - [.L10]" office:value-type="float" office:value="71.662" calcext:value-type="float">
            <text:p>71.662</text:p>
          </table:table-cell>
          <table:table-cell table:formula="of:=180 - [.M10]" office:value-type="float" office:value="71.342" calcext:value-type="float">
            <text:p>71.342</text:p>
          </table:table-cell>
          <table:table-cell table:style-name="Default" table:number-columns-repeated="2"/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2.926" calcext:value-type="float">
            <text:p>102.926</text:p>
          </table:table-cell>
          <table:table-cell table:style-name="ce2" office:value-type="float" office:value="98.673" calcext:value-type="float">
            <text:p>98.673</text:p>
          </table:table-cell>
          <table:table-cell table:number-columns-repeated="101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Default" office:value-type="float" office:value="44.444" calcext:value-type="float">
            <text:p>44.444</text:p>
          </table:table-cell>
          <table:table-cell table:style-name="Default" office:value-type="float" office:value="39.472" calcext:value-type="float">
            <text:p>39.472</text:p>
          </table:table-cell>
          <table:table-cell table:number-columns-repeated="2"/>
          <table:table-cell table:style-name="ce2" office:value-type="float" office:value="720" calcext:value-type="float">
            <text:p>720</text:p>
          </table:table-cell>
          <table:table-cell table:formula="of:=180 - [.L11]" office:value-type="float" office:value="55.265" calcext:value-type="float">
            <text:p>55.265</text:p>
          </table:table-cell>
          <table:table-cell table:formula="of:=180 - [.M11]" office:value-type="float" office:value="51.34" calcext:value-type="float">
            <text:p>51.34</text:p>
          </table:table-cell>
          <table:table-cell table:style-name="Default" table:number-columns-repeated="2"/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08.338" calcext:value-type="float">
            <text:p>108.338</text:p>
          </table:table-cell>
          <table:table-cell table:style-name="ce2" office:value-type="float" office:value="108.658" calcext:value-type="float">
            <text:p>108.658</text:p>
          </table:table-cell>
          <table:table-cell table:number-columns-repeated="101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Default" office:value-type="float" office:value="33.734" calcext:value-type="float">
            <text:p>33.734</text:p>
          </table:table-cell>
          <table:table-cell table:style-name="Default" office:value-type="float" office:value="33.69" calcext:value-type="float">
            <text:p>33.69</text:p>
          </table:table-cell>
          <table:table-cell table:number-columns-repeated="2"/>
          <table:table-cell table:style-name="ce2" office:value-type="float" office:value="840" calcext:value-type="float">
            <text:p>840</text:p>
          </table:table-cell>
          <table:table-cell table:formula="of:=180 - [.L12]" office:value-type="float" office:value="44.484" calcext:value-type="float">
            <text:p>44.484</text:p>
          </table:table-cell>
          <table:table-cell table:formula="of:=180 - [.M12]" office:value-type="float" office:value="40.601" calcext:value-type="float">
            <text:p>40.601</text:p>
          </table:table-cell>
          <table:table-cell table:style-name="Default" table:number-columns-repeated="2"/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24.735" calcext:value-type="float">
            <text:p>124.735</text:p>
          </table:table-cell>
          <table:table-cell table:style-name="ce2" office:value-type="float" office:value="128.66" calcext:value-type="float">
            <text:p>128.66</text:p>
          </table:table-cell>
          <table:table-cell table:number-columns-repeated="101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Default" office:value-type="float" office:value="26.175" calcext:value-type="float">
            <text:p>26.175</text:p>
          </table:table-cell>
          <table:table-cell table:style-name="Default" office:value-type="float" office:value="18.435" calcext:value-type="float">
            <text:p>18.435</text:p>
          </table:table-cell>
          <table:table-cell table:number-columns-repeated="2"/>
          <table:table-cell table:style-name="ce2" office:value-type="float" office:value="960" calcext:value-type="float">
            <text:p>960</text:p>
          </table:table-cell>
          <table:table-cell table:formula="of:=180 - [.L13]" office:value-type="float" office:value="32.645" calcext:value-type="float">
            <text:p>32.645</text:p>
          </table:table-cell>
          <table:table-cell table:formula="of:=180 - [.M13]" office:value-type="float" office:value="36.314" calcext:value-type="float">
            <text:p>36.314</text:p>
          </table:table-cell>
          <table:table-cell table:style-name="Default" table:number-columns-repeated="2"/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35.516" calcext:value-type="float">
            <text:p>135.516</text:p>
          </table:table-cell>
          <table:table-cell table:style-name="ce2" office:value-type="float" office:value="139.399" calcext:value-type="float">
            <text:p>139.399</text:p>
          </table:table-cell>
          <table:table-cell table:number-columns-repeated="1011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Default" office:value-type="float" office:value="21.801" calcext:value-type="float">
            <text:p>21.801</text:p>
          </table:table-cell>
          <table:table-cell table:style-name="Default" office:value-type="float" office:value="14.931" calcext:value-type="float">
            <text:p>14.931</text:p>
          </table:table-cell>
          <table:table-cell table:number-columns-repeated="2"/>
          <table:table-cell table:style-name="ce2" office:value-type="float" office:value="1080" calcext:value-type="float">
            <text:p>1080</text:p>
          </table:table-cell>
          <table:table-cell table:formula="of:=180 - [.L14]" office:value-type="float" office:value="29.683" calcext:value-type="float">
            <text:p>29.683</text:p>
          </table:table-cell>
          <table:table-cell table:formula="of:=180 - [.M14]" office:value-type="float" office:value="28.61" calcext:value-type="float">
            <text:p>28.61</text:p>
          </table:table-cell>
          <table:table-cell table:style-name="Default" table:number-columns-repeated="2"/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47.355" calcext:value-type="float">
            <text:p>147.355</text:p>
          </table:table-cell>
          <table:table-cell table:style-name="ce2" office:value-type="float" office:value="143.686" calcext:value-type="float">
            <text:p>143.686</text:p>
          </table:table-cell>
          <table:table-cell table:number-columns-repeated="1011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Default" office:value-type="float" office:value="17.961" calcext:value-type="float">
            <text:p>17.961</text:p>
          </table:table-cell>
          <table:table-cell table:style-name="Default" office:value-type="float" office:value="13.707" calcext:value-type="float">
            <text:p>13.707</text:p>
          </table:table-cell>
          <table:table-cell table:number-columns-repeated="2"/>
          <table:table-cell table:style-name="ce2" office:value-type="float" office:value="1200" calcext:value-type="float">
            <text:p>1200</text:p>
          </table:table-cell>
          <table:table-cell table:formula="of:=180 - [.L15]" office:value-type="float" office:value="24.198" calcext:value-type="float">
            <text:p>24.198</text:p>
          </table:table-cell>
          <table:table-cell table:formula="of:=180 - [.M15]" office:value-type="float" office:value="28.124" calcext:value-type="float">
            <text:p>28.124</text:p>
          </table:table-cell>
          <table:table-cell table:style-name="Default" table:number-columns-repeated="2"/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150.317" calcext:value-type="float">
            <text:p>150.317</text:p>
          </table:table-cell>
          <table:table-cell table:style-name="ce2" office:value-type="float" office:value="151.39" calcext:value-type="float">
            <text:p>151.39</text:p>
          </table:table-cell>
          <table:table-cell table:number-columns-repeated="1011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Default" office:value-type="float" office:value="13.241" calcext:value-type="float">
            <text:p>13.241</text:p>
          </table:table-cell>
          <table:table-cell table:style-name="Default" office:value-type="float" office:value="12.339" calcext:value-type="float">
            <text:p>12.339</text:p>
          </table:table-cell>
          <table:table-cell table:number-columns-repeated="2"/>
          <table:table-cell table:style-name="ce2" office:value-type="float" office:value="1320" calcext:value-type="float">
            <text:p>1320</text:p>
          </table:table-cell>
          <table:table-cell table:formula="of:=180 - [.L16]" office:value-type="float" office:value="24.132" calcext:value-type="float">
            <text:p>24.132</text:p>
          </table:table-cell>
          <table:table-cell table:formula="of:=180 - [.M16]" office:value-type="float" office:value="24.727" calcext:value-type="float">
            <text:p>24.727</text:p>
          </table:table-cell>
          <table:table-cell table:style-name="Default" table:number-columns-repeated="2"/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155.802" calcext:value-type="float">
            <text:p>155.802</text:p>
          </table:table-cell>
          <table:table-cell table:style-name="ce2" office:value-type="float" office:value="151.876" calcext:value-type="float">
            <text:p>151.876</text:p>
          </table:table-cell>
          <table:table-cell table:number-columns-repeated="1011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Default" office:value-type="float" office:value="8.489" calcext:value-type="float">
            <text:p>8.489</text:p>
          </table:table-cell>
          <table:table-cell table:style-name="Default" office:value-type="float" office:value="5.389" calcext:value-type="float">
            <text:p>5.389</text:p>
          </table:table-cell>
          <table:table-cell table:number-columns-repeated="2"/>
          <table:table-cell table:style-name="ce2" office:value-type="float" office:value="1440" calcext:value-type="float">
            <text:p>1440</text:p>
          </table:table-cell>
          <table:table-cell table:formula="of:=180 - [.L17]" office:value-type="float" office:value="20.445" calcext:value-type="float">
            <text:p>20.445</text:p>
          </table:table-cell>
          <table:table-cell table:formula="of:=180 - [.M17]" office:value-type="float" office:value="23.839" calcext:value-type="float">
            <text:p>23.839</text:p>
          </table:table-cell>
          <table:table-cell table:style-name="Default" table:number-columns-repeated="2"/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155.868" calcext:value-type="float">
            <text:p>155.868</text:p>
          </table:table-cell>
          <table:table-cell table:style-name="ce2" office:value-type="float" office:value="155.273" calcext:value-type="float">
            <text:p>155.273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 table:number-columns-repeated="3"/>
          <table:table-cell table:number-columns-repeated="2"/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159.555" calcext:value-type="float">
            <text:p>159.555</text:p>
          </table:table-cell>
          <table:table-cell table:style-name="ce2" office:value-type="float" office:value="156.161" calcext:value-type="float">
            <text:p>156.16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Silicio</text:p>
          </table:table-cell>
          <table:covered-table-cell table:number-columns-repeated="2" table:style-name="ce7"/>
          <table:table-cell table:number-columns-repeated="2"/>
          <table:table-cell table:style-name="ce4" office:value-type="string" calcext:value-type="string" table:number-columns-spanned="3" table:number-rows-spanned="1">
            <text:p>Cobre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Tiempo[s]</text:p>
          </table:table-cell>
          <table:table-cell table:style-name="ce6" office:value-type="string" calcext:value-type="string" table:number-columns-spanned="2" table:number-rows-spanned="1">
            <text:p>Ángulo[°]</text:p>
          </table:table-cell>
          <table:covered-table-cell table:style-name="ce7"/>
          <table:table-cell table:number-columns-repeated="2"/>
          <table:table-cell table:style-name="ce6" office:value-type="string" calcext:value-type="string" table:number-columns-spanned="1" table:number-rows-spanned="2">
            <text:p>Tiempo[s]</text:p>
          </table:table-cell>
          <table:table-cell table:style-name="ce6" office:value-type="string" calcext:value-type="string" table:number-columns-spanned="2" table:number-rows-spanned="1">
            <text:p>Ángulo[°]</text:p>
          </table:table-cell>
          <table:covered-table-cell/>
          <table:table-cell table:number-columns-repeated="1016"/>
        </table:table-row>
        <table:table-row table:style-name="ro1">
          <table:covered-table-cell table:style-name="ce7"/>
          <table:table-cell office:value-type="string" calcext:value-type="string">
            <text:p>Con Grafeno</text:p>
          </table:table-cell>
          <table:table-cell office:value-type="string" calcext:value-type="string">
            <text:p>Sin Grafeno</text:p>
          </table:table-cell>
          <table:table-cell table:number-columns-repeated="2"/>
          <table:covered-table-cell/>
          <table:table-cell table:style-name="ce2" office:value-type="string" calcext:value-type="string">
            <text:p>Sin grafeno</text:p>
          </table:table-cell>
          <table:table-cell table:style-name="ce2" office:value-type="string" calcext:value-type="string">
            <text:p>Con grafeno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91.488" calcext:value-type="float">
            <text:p>91.488</text:p>
          </table:table-cell>
          <table:table-cell table:style-name="Default" office:value-type="float" office:value="76.443" calcext:value-type="float">
            <text:p>76.44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88.898" calcext:value-type="float">
            <text:p>88.898</text:p>
          </table:table-cell>
          <table:table-cell table:style-name="Default" office:value-type="float" office:value="85.515" calcext:value-type="float">
            <text:p>85.515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89.094" calcext:value-type="float">
            <text:p>89.094</text:p>
          </table:table-cell>
          <table:table-cell table:style-name="Default" office:value-type="float" office:value="73.084" calcext:value-type="float">
            <text:p>73.084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Default" office:value-type="float" office:value="83.66" calcext:value-type="float">
            <text:p>83.66</text:p>
          </table:table-cell>
          <table:table-cell table:style-name="Default" office:value-type="float" office:value="75.379" calcext:value-type="float">
            <text:p>75.379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78.681" calcext:value-type="float">
            <text:p>78.681</text:p>
          </table:table-cell>
          <table:table-cell table:style-name="Default" office:value-type="float" office:value="70.133" calcext:value-type="float">
            <text:p>70.133</text:p>
          </table:table-cell>
          <table:table-cell table:number-columns-repeated="2"/>
          <table:table-cell table:style-name="ce2" office:value-type="float" office:value="300" calcext:value-type="float">
            <text:p>300</text:p>
          </table:table-cell>
          <table:table-cell table:style-name="Default" office:value-type="float" office:value="79.216" calcext:value-type="float">
            <text:p>79.216</text:p>
          </table:table-cell>
          <table:table-cell table:style-name="Default" office:value-type="float" office:value="65.727" calcext:value-type="float">
            <text:p>65.727</text:p>
          </table:table-cell>
          <table:table-cell table:number-columns-repeated="1016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float" office:value="72.719" calcext:value-type="float">
            <text:p>72.719</text:p>
          </table:table-cell>
          <table:table-cell table:style-name="Default" office:value-type="float" office:value="58.935" calcext:value-type="float">
            <text:p>58.935</text:p>
          </table:table-cell>
          <table:table-cell table:number-columns-repeated="2"/>
          <table:table-cell table:style-name="ce2" office:value-type="float" office:value="450" calcext:value-type="float">
            <text:p>450</text:p>
          </table:table-cell>
          <table:table-cell table:style-name="Default" office:value-type="float" office:value="75.426" calcext:value-type="float">
            <text:p>75.426</text:p>
          </table:table-cell>
          <table:table-cell table:style-name="Default" office:value-type="float" office:value="61.631" calcext:value-type="float">
            <text:p>61.631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64.274" calcext:value-type="float">
            <text:p>64.274</text:p>
          </table:table-cell>
          <table:table-cell table:style-name="Default" office:value-type="float" office:value="54.205" calcext:value-type="float">
            <text:p>54.205</text:p>
          </table:table-cell>
          <table:table-cell table:number-columns-repeated="2"/>
          <table:table-cell table:style-name="ce2" office:value-type="float" office:value="600" calcext:value-type="float">
            <text:p>600</text:p>
          </table:table-cell>
          <table:table-cell table:style-name="Default" office:value-type="float" office:value="68.875" calcext:value-type="float">
            <text:p>68.875</text:p>
          </table:table-cell>
          <table:table-cell table:style-name="Default" office:value-type="float" office:value="59.036" calcext:value-type="float">
            <text:p>59.036</text:p>
          </table:table-cell>
          <table:table-cell table:number-columns-repeated="1016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56.489" calcext:value-type="float">
            <text:p>56.489</text:p>
          </table:table-cell>
          <table:table-cell table:style-name="Default" office:value-type="float" office:value="50.363" calcext:value-type="float">
            <text:p>50.363</text:p>
          </table:table-cell>
          <table:table-cell table:number-columns-repeated="2"/>
          <table:table-cell table:style-name="ce2" office:value-type="float" office:value="750" calcext:value-type="float">
            <text:p>750</text:p>
          </table:table-cell>
          <table:table-cell table:style-name="Default" office:value-type="float" office:value="60.945" calcext:value-type="float">
            <text:p>60.945</text:p>
          </table:table-cell>
          <table:table-cell table:style-name="Default" office:value-type="float" office:value="55.491" calcext:value-type="float">
            <text:p>55.491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51.305" calcext:value-type="float">
            <text:p>51.305</text:p>
          </table:table-cell>
          <table:table-cell table:style-name="Default" office:value-type="float" office:value="45.509" calcext:value-type="float">
            <text:p>45.509</text:p>
          </table:table-cell>
          <table:table-cell table:number-columns-repeated="2"/>
          <table:table-cell table:style-name="ce2" office:value-type="float" office:value="900" calcext:value-type="float">
            <text:p>900</text:p>
          </table:table-cell>
          <table:table-cell table:style-name="Default" office:value-type="float" office:value="56.004" calcext:value-type="float">
            <text:p>56.004</text:p>
          </table:table-cell>
          <table:table-cell table:style-name="Default" office:value-type="float" office:value="52.943" calcext:value-type="float">
            <text:p>52.943</text:p>
          </table:table-cell>
          <table:table-cell table:number-columns-repeated="1016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Default" office:value-type="float" office:value="49.261" calcext:value-type="float">
            <text:p>49.261</text:p>
          </table:table-cell>
          <table:table-cell table:style-name="Default" office:value-type="float" office:value="39.806" calcext:value-type="float">
            <text:p>39.806</text:p>
          </table:table-cell>
          <table:table-cell table:number-columns-repeated="2"/>
          <table:table-cell table:style-name="ce2" office:value-type="float" office:value="1050" calcext:value-type="float">
            <text:p>1050</text:p>
          </table:table-cell>
          <table:table-cell table:style-name="Default" office:value-type="float" office:value="43.727" calcext:value-type="float">
            <text:p>43.727</text:p>
          </table:table-cell>
          <table:table-cell table:style-name="Default" office:value-type="float" office:value="48.18" calcext:value-type="float">
            <text:p>48.18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Default" office:value-type="float" office:value="47.726" calcext:value-type="float">
            <text:p>47.726</text:p>
          </table:table-cell>
          <table:table-cell table:style-name="Default" office:value-type="float" office:value="35.538" calcext:value-type="float">
            <text:p>35.538</text:p>
          </table:table-cell>
          <table:table-cell table:number-columns-repeated="2"/>
          <table:table-cell table:style-name="ce2" office:value-type="float" office:value="1200" calcext:value-type="float">
            <text:p>1200</text:p>
          </table:table-cell>
          <table:table-cell table:style-name="Default" office:value-type="float" office:value="38.784" calcext:value-type="float">
            <text:p>38.784</text:p>
          </table:table-cell>
          <table:table-cell table:style-name="Default" office:value-type="float" office:value="46.909" calcext:value-type="float">
            <text:p>46.909</text:p>
          </table:table-cell>
          <table:table-cell table:number-columns-repeated="1016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Default" office:value-type="float" office:value="44.444" calcext:value-type="float">
            <text:p>44.444</text:p>
          </table:table-cell>
          <table:table-cell table:style-name="Default" office:value-type="float" office:value="29.275" calcext:value-type="float">
            <text:p>29.275</text:p>
          </table:table-cell>
          <table:table-cell table:number-columns-repeated="2"/>
          <table:table-cell table:style-name="ce2" office:value-type="float" office:value="1350" calcext:value-type="float">
            <text:p>1350</text:p>
          </table:table-cell>
          <table:table-cell table:style-name="Default" office:value-type="float" office:value="38.047" calcext:value-type="float">
            <text:p>38.047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office:value-type="float" office:value="41.285" calcext:value-type="float">
            <text:p>41.285</text:p>
          </table:table-cell>
          <table:table-cell table:style-name="Default" office:value-type="float" office:value="18.435" calcext:value-type="float">
            <text:p>18.435</text:p>
          </table:table-cell>
          <table:table-cell table:number-columns-repeated="2"/>
          <table:table-cell table:style-name="ce2" office:value-type="float" office:value="1500" calcext:value-type="float">
            <text:p>1500</text:p>
          </table:table-cell>
          <table:table-cell table:style-name="Default" office:value-type="float" office:value="37.02" calcext:value-type="float">
            <text:p>37.02</text:p>
          </table:table-cell>
          <table:table-cell table:style-name="Default" office:value-type="float" office:value="43.755" calcext:value-type="float">
            <text:p>43.755</text:p>
          </table:table-cell>
          <table:table-cell table:number-columns-repeated="1016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Default" office:value-type="float" office:value="26.565" calcext:value-type="float">
            <text:p>26.5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650" calcext:value-type="float">
            <text:p>1650</text:p>
          </table:table-cell>
          <table:table-cell table:style-name="Default" office:value-type="float" office:value="36.209" calcext:value-type="float">
            <text:p>36.209</text:p>
          </table:table-cell>
          <table:table-cell table:style-name="Default" office:value-type="float" office:value="45.659" calcext:value-type="float">
            <text:p>45.659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office:value-type="float" office:value="1800" calcext:value-type="float">
            <text:p>1800</text:p>
          </table:table-cell>
          <table:table-cell table:style-name="Default" office:value-type="float" office:value="31.799" calcext:value-type="float">
            <text:p>31.799</text:p>
          </table:table-cell>
          <table:table-cell table:style-name="Default" office:value-type="float" office:value="45.69" calcext:value-type="float">
            <text:p>45.69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office:value-type="float" office:value="1950" calcext:value-type="float">
            <text:p>1950</text:p>
          </table:table-cell>
          <table:table-cell table:style-name="Default" office:value-type="float" office:value="25.253" calcext:value-type="float">
            <text:p>25.253</text:p>
          </table:table-cell>
          <table:table-cell table:style-name="Default" office:value-type="float" office:value="37.093" calcext:value-type="float">
            <text:p>37.093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office:value-type="float" office:value="2100" calcext:value-type="float">
            <text:p>2100</text:p>
          </table:table-cell>
          <table:table-cell table:style-name="Default" office:value-type="float" office:value="8.13" calcext:value-type="float">
            <text:p>8.13</text:p>
          </table:table-cell>
          <table:table-cell table:style-name="Default" office:value-type="float" office:value="25.463" calcext:value-type="float">
            <text:p>25.463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4]*PI()/180))" office:value-type="float" office:value="0.0698828717583356" calcext:value-type="float">
            <text:p>0.069882871758336</text:p>
          </table:table-cell>
          <table:table-cell table:style-name="Default" table:formula="of:= 0.072*(1+COS([.C4]*PI()/180))" office:value-type="float" office:value="0.0765623038473473" calcext:value-type="float">
            <text:p>0.076562303847347</text:p>
          </table:table-cell>
          <table:table-cell table:style-name="Default" table:number-columns-repeated="3"/>
          <table:table-cell table:style-name="Default" table:formula="of:= 0.072*(1+COS([.G4]*PI()/180))" office:value-type="float" office:value="0.0572504535551161" calcext:value-type="float">
            <text:p>0.057250453555116</text:p>
          </table:table-cell>
          <table:table-cell table:style-name="Default" table:formula="of:= 0.072*(1+COS([.H4]*PI()/180))" office:value-type="float" office:value="0.0547304186587766" calcext:value-type="float">
            <text:p>0.05473041865877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5]*PI()/180))" office:value-type="float" office:value="0.0732201361796675" calcext:value-type="float">
            <text:p>0.073220136179668</text:p>
          </table:table-cell>
          <table:table-cell table:style-name="Default" table:formula="of:= 0.072*(1+COS([.C5]*PI()/180))" office:value-type="float" office:value="0.0782376569640139" calcext:value-type="float">
            <text:p>0.078237656964014</text:p>
          </table:table-cell>
          <table:table-cell table:number-columns-repeated="3"/>
          <table:table-cell table:style-name="Default" table:formula="of:= 0.072*(1+COS([.G5]*PI()/180))" office:value-type="float" office:value="0.0641915657303029" calcext:value-type="float">
            <text:p>0.064191565730303</text:p>
          </table:table-cell>
          <table:table-cell table:style-name="Default" table:formula="of:= 0.072*(1+COS([.H5]*PI()/180))" office:value-type="float" office:value="0.0604141324907242" calcext:value-type="float">
            <text:p>0.0604141324907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6]*PI()/180))" office:value-type="float" office:value="0.0796710051882231" calcext:value-type="float">
            <text:p>0.079671005188223</text:p>
          </table:table-cell>
          <table:table-cell table:style-name="Default" table:formula="of:= 0.072*(1+COS([.C6]*PI()/180))" office:value-type="float" office:value="0.081674401375044" calcext:value-type="float">
            <text:p>0.081674401375044</text:p>
          </table:table-cell>
          <table:table-cell table:number-columns-repeated="2"/>
          <table:table-cell table:style-name="ce2"/>
          <table:table-cell table:style-name="Default" table:formula="of:= 0.072*(1+COS([.G6]*PI()/180))" office:value-type="float" office:value="0.0703062095095269" calcext:value-type="float">
            <text:p>0.070306209509527</text:p>
          </table:table-cell>
          <table:table-cell table:style-name="Default" table:formula="of:= 0.072*(1+COS([.H6]*PI()/180))" office:value-type="float" office:value="0.0666817334066337" calcext:value-type="float">
            <text:p>0.06668173340663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7]*PI()/180))" office:value-type="float" office:value="0.0887457418272068" calcext:value-type="float">
            <text:p>0.088745741827207</text:p>
          </table:table-cell>
          <table:table-cell table:style-name="Default" table:formula="of:= 0.072*(1+COS([.C7]*PI()/180))" office:value-type="float" office:value="0.0977144824041729" calcext:value-type="float">
            <text:p>0.097714482404173</text:p>
          </table:table-cell>
          <table:table-cell table:number-columns-repeated="2"/>
          <table:table-cell table:style-name="ce2"/>
          <table:table-cell table:style-name="Default" table:formula="of:= 0.072*(1+COS([.G7]*PI()/180))" office:value-type="float" office:value="0.0773846841343351" calcext:value-type="float">
            <text:p>0.077384684134335</text:p>
          </table:table-cell>
          <table:table-cell table:style-name="Default" table:formula="of:= 0.072*(1+COS([.H7]*PI()/180))" office:value-type="float" office:value="0.0740857256990725" calcext:value-type="float">
            <text:p>0.07408572569907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8]*PI()/180))" office:value-type="float" office:value="0.112309798838528" calcext:value-type="float">
            <text:p>0.112309798838528</text:p>
          </table:table-cell>
          <table:table-cell table:style-name="Default" table:formula="of:= 0.072*(1+COS([.C8]*PI()/180))" office:value-type="float" office:value="0.116023980967077" calcext:value-type="float">
            <text:p>0.116023980967077</text:p>
          </table:table-cell>
          <table:table-cell table:number-columns-repeated="2"/>
          <table:table-cell table:style-name="ce2"/>
          <table:table-cell table:style-name="Default" table:formula="of:= 0.072*(1+COS([.G8]*PI()/180))" office:value-type="float" office:value="0.088105854643814" calcext:value-type="float">
            <text:p>0.088105854643814</text:p>
          </table:table-cell>
          <table:table-cell table:style-name="Default" table:formula="of:= 0.072*(1+COS([.H8]*PI()/180))" office:value-type="float" office:value="0.0828572390423692" calcext:value-type="float">
            <text:p>0.08285723904236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9]*PI()/180))" office:value-type="float" office:value="0.112342071216826" calcext:value-type="float">
            <text:p>0.112342071216826</text:p>
          </table:table-cell>
          <table:table-cell table:style-name="Default" table:formula="of:= 0.072*(1+COS([.C9]*PI()/180))" office:value-type="float" office:value="0.124761048970155" calcext:value-type="float">
            <text:p>0.124761048970155</text:p>
          </table:table-cell>
          <table:table-cell table:number-columns-repeated="2"/>
          <table:table-cell table:style-name="ce2"/>
          <table:table-cell table:style-name="Default" table:formula="of:= 0.072*(1+COS([.G9]*PI()/180))" office:value-type="float" office:value="0.0946527890173928" calcext:value-type="float">
            <text:p>0.094652789017393</text:p>
          </table:table-cell>
          <table:table-cell table:style-name="Default" table:formula="of:= 0.072*(1+COS([.H9]*PI()/180))" office:value-type="float" office:value="0.0950341365438928" calcext:value-type="float">
            <text:p>0.0950341365438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0]*PI()/180))" office:value-type="float" office:value="0.123403331961765" calcext:value-type="float">
            <text:p>0.123403331961765</text:p>
          </table:table-cell>
          <table:table-cell table:style-name="Default" table:formula="of:= 0.072*(1+COS([.C10]*PI()/180))" office:value-type="float" office:value="0.127579344314002" calcext:value-type="float">
            <text:p>0.127579344314002</text:p>
          </table:table-cell>
          <table:table-cell table:number-columns-repeated="2"/>
          <table:table-cell table:style-name="ce2"/>
          <table:table-cell table:style-name="Default" table:formula="of:= 0.072*(1+COS([.G10]*PI()/180))" office:value-type="float" office:value="0.113024277820796" calcext:value-type="float">
            <text:p>0.113024277820796</text:p>
          </table:table-cell>
          <table:table-cell table:style-name="Default" table:formula="of:= 0.072*(1+COS([.H10]*PI()/180))" office:value-type="float" office:value="0.116978231577924" calcext:value-type="float">
            <text:p>0.1169782315779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1]*PI()/180))" office:value-type="float" office:value="0.131876980153729" calcext:value-type="float">
            <text:p>0.131876980153729</text:p>
          </table:table-cell>
          <table:table-cell table:style-name="Default" table:formula="of:= 0.072*(1+COS([.C11]*PI()/180))" office:value-type="float" office:value="0.131907668261728" calcext:value-type="float">
            <text:p>0.131907668261728</text:p>
          </table:table-cell>
          <table:table-cell table:number-columns-repeated="2"/>
          <table:table-cell table:style-name="ce2"/>
          <table:table-cell table:style-name="Default" table:formula="of:= 0.072*(1+COS([.G11]*PI()/180))" office:value-type="float" office:value="0.123368122953503" calcext:value-type="float">
            <text:p>0.123368122953503</text:p>
          </table:table-cell>
          <table:table-cell table:style-name="Default" table:formula="of:= 0.072*(1+COS([.H11]*PI()/180))" office:value-type="float" office:value="0.126666716332785" calcext:value-type="float">
            <text:p>0.1266667163327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2]*PI()/180))" office:value-type="float" office:value="0.136616466781836" calcext:value-type="float">
            <text:p>0.136616466781836</text:p>
          </table:table-cell>
          <table:table-cell table:style-name="Default" table:formula="of:= 0.072*(1+COS([.C12]*PI()/180))" office:value-type="float" office:value="0.140305177122682" calcext:value-type="float">
            <text:p>0.140305177122682</text:p>
          </table:table-cell>
          <table:table-cell table:number-columns-repeated="2"/>
          <table:table-cell table:style-name="ce2"/>
          <table:table-cell table:style-name="Default" table:formula="of:= 0.072*(1+COS([.G12]*PI()/180))" office:value-type="float" office:value="0.132626087109513" calcext:value-type="float">
            <text:p>0.132626087109513</text:p>
          </table:table-cell>
          <table:table-cell table:style-name="Default" table:formula="of:= 0.072*(1+COS([.H12]*PI()/180))" office:value-type="float" office:value="0.130016419349932" calcext:value-type="float">
            <text:p>0.13001641934993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3]*PI()/180))" office:value-type="float" office:value="0.138850512850658" calcext:value-type="float">
            <text:p>0.138850512850658</text:p>
          </table:table-cell>
          <table:table-cell table:style-name="Default" table:formula="of:= 0.072*(1+COS([.C13]*PI()/180))" office:value-type="float" office:value="0.141569050726902" calcext:value-type="float">
            <text:p>0.141569050726902</text:p>
          </table:table-cell>
          <table:table-cell table:number-columns-repeated="2"/>
          <table:table-cell table:style-name="ce2"/>
          <table:table-cell table:style-name="Default" table:formula="of:= 0.072*(1+COS([.G13]*PI()/180))" office:value-type="float" office:value="0.134552050685821" calcext:value-type="float">
            <text:p>0.134552050685821</text:p>
          </table:table-cell>
          <table:table-cell table:style-name="Default" table:formula="of:= 0.072*(1+COS([.H13]*PI()/180))" office:value-type="float" office:value="0.135208757848732" calcext:value-type="float">
            <text:p>0.13520875784873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4]*PI()/180))" office:value-type="float" office:value="0.140491197874912" calcext:value-type="float">
            <text:p>0.140491197874912</text:p>
          </table:table-cell>
          <table:table-cell table:style-name="Default" table:formula="of:= 0.072*(1+COS([.C14]*PI()/180))" office:value-type="float" office:value="0.141949452780635" calcext:value-type="float">
            <text:p>0.141949452780635</text:p>
          </table:table-cell>
          <table:table-cell table:number-columns-repeated="2"/>
          <table:table-cell table:style-name="ce2"/>
          <table:table-cell table:style-name="Default" table:formula="of:= 0.072*(1+COS([.G14]*PI()/180))" office:value-type="float" office:value="0.137673678573347" calcext:value-type="float">
            <text:p>0.137673678573347</text:p>
          </table:table-cell>
          <table:table-cell table:style-name="Default" table:formula="of:= 0.072*(1+COS([.H14]*PI()/180))" office:value-type="float" office:value="0.13549892339802" calcext:value-type="float">
            <text:p>0.135498923398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5]*PI()/180))" office:value-type="float" office:value="0.142085897939875" calcext:value-type="float">
            <text:p>0.142085897939875</text:p>
          </table:table-cell>
          <table:table-cell table:style-name="Default" table:formula="of:= 0.072*(1+COS([.C15]*PI()/180))" office:value-type="float" office:value="0.14233682469012" calcext:value-type="float">
            <text:p>0.14233682469012</text:p>
          </table:table-cell>
          <table:table-cell table:number-columns-repeated="2"/>
          <table:table-cell table:style-name="ce2"/>
          <table:table-cell table:style-name="Default" table:formula="of:= 0.072*(1+COS([.G15]*PI()/180))" office:value-type="float" office:value="0.137707630568963" calcext:value-type="float">
            <text:p>0.137707630568963</text:p>
          </table:table-cell>
          <table:table-cell table:style-name="Default" table:formula="of:= 0.072*(1+COS([.H15]*PI()/180))" office:value-type="float" office:value="0.137398403623694" calcext:value-type="float">
            <text:p>0.13739840362369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16]*PI()/180))" office:value-type="float" office:value="0.143211184020332" calcext:value-type="float">
            <text:p>0.143211184020332</text:p>
          </table:table-cell>
          <table:table-cell table:style-name="Default" table:formula="of:= 0.072*(1+COS([.C16]*PI()/180))" office:value-type="float" office:value="0.143681760990327" calcext:value-type="float">
            <text:p>0.143681760990327</text:p>
          </table:table-cell>
          <table:table-cell table:number-columns-repeated="2"/>
          <table:table-cell table:style-name="ce2"/>
          <table:table-cell table:style-name="Default" table:formula="of:= 0.072*(1+COS([.G16]*PI()/180))" office:value-type="float" office:value="0.139464571146692" calcext:value-type="float">
            <text:p>0.139464571146692</text:p>
          </table:table-cell>
          <table:table-cell table:style-name="Default" table:formula="of:= 0.072*(1+COS([.H16]*PI()/180))" office:value-type="float" office:value="0.137857303536486" calcext:value-type="float">
            <text:p>0.137857303536486</text:p>
          </table:table-cell>
          <table:table-cell table:number-columns-repeated="1016"/>
        </table:table-row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ce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1]*PI()/180))" office:value-type="float" office:value="0.0701303342403795" calcext:value-type="float">
            <text:p>0.07013033424038</text:p>
          </table:table-cell>
          <table:table-cell table:style-name="Default" table:formula="of:= 0.072*(1+COS([.C21]*PI()/180))" office:value-type="float" office:value="0.0888777070851745" calcext:value-type="float">
            <text:p>0.088877707085175</text:p>
          </table:table-cell>
          <table:table-cell table:number-columns-repeated="3"/>
          <table:table-cell table:style-name="Default" table:formula="of:= 0.072*(1+COS([.G21]*PI()/180))" office:value-type="float" office:value="0.073384728662892" calcext:value-type="float">
            <text:p>0.073384728662892</text:p>
          </table:table-cell>
          <table:table-cell table:style-name="Default" table:formula="of:= 0.072*(1+COS([.H21]*PI()/180))" office:value-type="float" office:value="0.0776302632499981" calcext:value-type="float">
            <text:p>0.07763026324999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2]*PI()/180))" office:value-type="float" office:value="0.0731384657324358" calcext:value-type="float">
            <text:p>0.073138465732436</text:p>
          </table:table-cell>
          <table:table-cell table:style-name="Default" table:formula="of:= 0.072*(1+COS([.C22]*PI()/180))" office:value-type="float" office:value="0.09294979500129" calcext:value-type="float">
            <text:p>0.09294979500129</text:p>
          </table:table-cell>
          <table:table-cell table:number-columns-repeated="3"/>
          <table:table-cell table:style-name="Default" table:formula="of:= 0.072*(1+COS([.G22]*PI()/180))" office:value-type="float" office:value="0.0799508303960725" calcext:value-type="float">
            <text:p>0.079950830396073</text:p>
          </table:table-cell>
          <table:table-cell table:style-name="Default" table:formula="of:= 0.072*(1+COS([.H22]*PI()/180))" office:value-type="float" office:value="0.090174529817273" calcext:value-type="float">
            <text:p>0.09017452981727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3]*PI()/180))" office:value-type="float" office:value="0.0861315348670544" calcext:value-type="float">
            <text:p>0.086131534867055</text:p>
          </table:table-cell>
          <table:table-cell table:style-name="Default" table:formula="of:= 0.072*(1+COS([.C23]*PI()/180))" office:value-type="float" office:value="0.0964683307226163" calcext:value-type="float">
            <text:p>0.096468330722616</text:p>
          </table:table-cell>
          <table:table-cell table:number-columns-repeated="2"/>
          <table:table-cell table:style-name="ce2"/>
          <table:table-cell table:style-name="Default" table:formula="of:= 0.072*(1+COS([.G23]*PI()/180))" office:value-type="float" office:value="0.0854717040673553" calcext:value-type="float">
            <text:p>0.085471704067355</text:p>
          </table:table-cell>
          <table:table-cell table:style-name="Default" table:formula="of:= 0.072*(1+COS([.H23]*PI()/180))" office:value-type="float" office:value="0.101598107346256" calcext:value-type="float">
            <text:p>0.10159810734625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4]*PI()/180))" office:value-type="float" office:value="0.0933881937884646" calcext:value-type="float">
            <text:p>0.093388193788465</text:p>
          </table:table-cell>
          <table:table-cell table:style-name="Default" table:formula="of:= 0.072*(1+COS([.C24]*PI()/180))" office:value-type="float" office:value="0.109152732148469" calcext:value-type="float">
            <text:p>0.109152732148469</text:p>
          </table:table-cell>
          <table:table-cell table:number-columns-repeated="2"/>
          <table:table-cell table:style-name="ce2"/>
          <table:table-cell table:style-name="Default" table:formula="of:= 0.072*(1+COS([.G24]*PI()/180))" office:value-type="float" office:value="0.0901173743865402" calcext:value-type="float">
            <text:p>0.09011737438654</text:p>
          </table:table-cell>
          <table:table-cell table:style-name="Default" table:formula="of:= 0.072*(1+COS([.H24]*PI()/180))" office:value-type="float" office:value="0.106210670673416" calcext:value-type="float">
            <text:p>0.10621067067341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5]*PI()/180))" office:value-type="float" office:value="0.10325289137079" calcext:value-type="float">
            <text:p>0.10325289137079</text:p>
          </table:table-cell>
          <table:table-cell table:style-name="Default" table:formula="of:= 0.072*(1+COS([.C25]*PI()/180))" office:value-type="float" office:value="0.114111856374446" calcext:value-type="float">
            <text:p>0.114111856374446</text:p>
          </table:table-cell>
          <table:table-cell table:number-columns-repeated="2"/>
          <table:table-cell table:style-name="ce2"/>
          <table:table-cell table:style-name="Default" table:formula="of:= 0.072*(1+COS([.G25]*PI()/180))" office:value-type="float" office:value="0.097949077316046" calcext:value-type="float">
            <text:p>0.097949077316046</text:p>
          </table:table-cell>
          <table:table-cell table:style-name="Default" table:formula="of:= 0.072*(1+COS([.H25]*PI()/180))" office:value-type="float" office:value="0.109043956741111" calcext:value-type="float">
            <text:p>0.1090439567411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6]*PI()/180))" office:value-type="float" office:value="0.111750989020144" calcext:value-type="float">
            <text:p>0.111750989020144</text:p>
          </table:table-cell>
          <table:table-cell table:style-name="Default" table:formula="of:= 0.072*(1+COS([.C26]*PI()/180))" office:value-type="float" office:value="0.117930343143316" calcext:value-type="float">
            <text:p>0.117930343143316</text:p>
          </table:table-cell>
          <table:table-cell table:number-columns-repeated="2"/>
          <table:table-cell table:style-name="ce2"/>
          <table:table-cell table:style-name="Default" table:formula="of:= 0.072*(1+COS([.G26]*PI()/180))" office:value-type="float" office:value="0.106966725940569" calcext:value-type="float">
            <text:p>0.106966725940569</text:p>
          </table:table-cell>
          <table:table-cell table:style-name="Default" table:formula="of:= 0.072*(1+COS([.H26]*PI()/180))" office:value-type="float" office:value="0.112790569203038" calcext:value-type="float">
            <text:p>0.11279056920303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27]*PI()/180))" office:value-type="float" office:value="0.117012567495895" calcext:value-type="float">
            <text:p>0.117012567495895</text:p>
          </table:table-cell>
          <table:table-cell table:style-name="Default" table:formula="of:= 0.072*(1+COS([.C27]*PI()/180))" office:value-type="float" office:value="0.122457399734493" calcext:value-type="float">
            <text:p>0.122457399734493</text:p>
          </table:table-cell>
          <table:table-cell table:number-columns-repeated="2"/>
          <table:table-cell table:style-name="ce2"/>
          <table:table-cell table:style-name="Default" table:formula="of:= 0.072*(1+COS([.G27]*PI()/180))" office:value-type="float" office:value="0.112257721754425" calcext:value-type="float">
            <text:p>0.112257721754425</text:p>
          </table:table-cell>
          <table:table-cell table:style-name="Default" table:formula="of:= 0.072*(1+COS([.H27]*PI()/180))" office:value-type="float" office:value="0.115387865129171" calcext:value-type="float">
            <text:p>0.115387865129171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 0.072*(1+COS([.B28]*PI()/180))" office:value-type="float" office:value="0.118988229484631" calcext:value-type="float">
            <text:p>0.118988229484631</text:p>
          </table:table-cell>
          <table:table-cell table:style-name="Default" table:formula="of:= 0.072*(1+COS([.C28]*PI()/180))" office:value-type="float" office:value="0.127311587082006" calcext:value-type="float">
            <text:p>0.127311587082006</text:p>
          </table:table-cell>
          <table:table-cell table:number-columns-repeated="2"/>
          <table:table-cell table:style-name="ce2"/>
          <table:table-cell table:style-name="Default" table:formula="of:= 0.072*(1+COS([.G28]*PI()/180))" office:value-type="float" office:value="0.124030187638726" calcext:value-type="float">
            <text:p>0.124030187638726</text:p>
          </table:table-cell>
          <table:table-cell table:style-name="Default" table:formula="of:= 0.072*(1+COS([.H28]*PI()/180))" office:value-type="float" office:value="0.120009070789234" calcext:value-type="float">
            <text:p>0.120009070789234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 0.072*(1+COS([.B29]*PI()/180))" office:value-type="float" office:value="0.120432730340388" calcext:value-type="float">
            <text:p>0.120432730340388</text:p>
          </table:table-cell>
          <table:table-cell table:style-name="Default" table:formula="of:= 0.072*(1+COS([.C29]*PI()/180))" office:value-type="float" office:value="0.130588574583459" calcext:value-type="float">
            <text:p>0.130588574583459</text:p>
          </table:table-cell>
          <table:table-cell table:number-columns-repeated="2"/>
          <table:table-cell table:style-name="ce2"/>
          <table:table-cell table:style-name="Default" table:formula="of:= 0.072*(1+COS([.G29]*PI()/180))" office:value-type="float" office:value="0.12812492990418" calcext:value-type="float">
            <text:p>0.12812492990418</text:p>
          </table:table-cell>
          <table:table-cell table:style-name="Default" table:formula="of:= 0.072*(1+COS([.H29]*PI()/180))" office:value-type="float" office:value="0.121187453157325" calcext:value-type="float">
            <text:p>0.12118745315732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30]*PI()/180))" office:value-type="float" office:value="0.123403331961765" calcext:value-type="float">
            <text:p>0.123403331961765</text:p>
          </table:table-cell>
          <table:table-cell table:style-name="Default" table:formula="of:= 0.072*(1+COS([.C30]*PI()/180))" office:value-type="float" office:value="0.134804356040708" calcext:value-type="float">
            <text:p>0.134804356040708</text:p>
          </table:table-cell>
          <table:table-cell table:number-columns-repeated="2"/>
          <table:table-cell table:style-name="ce2"/>
          <table:table-cell table:style-name="Default" table:formula="of:= 0.072*(1+COS([.G30]*PI()/180))" office:value-type="float" office:value="0.128700393012401" calcext:value-type="float">
            <text:p>0.128700393012401</text:p>
          </table:table-cell>
          <table:table-cell table:style-name="Default" table:formula="of:= 0.072*(1+COS([.H30]*PI()/180))" office:value-type="float" office:value="0.122911688245431" calcext:value-type="float">
            <text:p>0.12291168824543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31]*PI()/180))" office:value-type="float" office:value="0.126103456496789" calcext:value-type="float">
            <text:p>0.126103456496789</text:p>
          </table:table-cell>
          <table:table-cell table:style-name="Default" table:formula="of:= 0.072*(1+COS([.C31]*PI()/180))" office:value-type="float" office:value="0.140305177122682" calcext:value-type="float">
            <text:p>0.140305177122682</text:p>
          </table:table-cell>
          <table:table-cell table:number-columns-repeated="2"/>
          <table:table-cell table:style-name="ce2"/>
          <table:table-cell table:style-name="Default" table:formula="of:= 0.072*(1+COS([.G31]*PI()/180))" office:value-type="float" office:value="0.129486627959261" calcext:value-type="float">
            <text:p>0.129486627959261</text:p>
          </table:table-cell>
          <table:table-cell table:style-name="Default" table:formula="of:= 0.072*(1+COS([.H31]*PI()/180))" office:value-type="float" office:value="0.124005860165596" calcext:value-type="float">
            <text:p>0.12400586016559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 0.072*(1+COS([.B32]*PI()/180))" office:value-type="float" office:value="0.136398786512728" calcext:value-type="float">
            <text:p>0.136398786512728</text:p>
          </table:table-cell>
          <table:table-cell table:style-name="Default" table:formula="of:= 0.072*(1+COS([.C32]*PI()/180))" office:value-type="float" office:value="0.144" calcext:value-type="float">
            <text:p>0.144</text:p>
          </table:table-cell>
          <table:table-cell table:number-columns-repeated="2"/>
          <table:table-cell table:style-name="ce2"/>
          <table:table-cell table:style-name="Default" table:formula="of:= 0.072*(1+COS([.G32]*PI()/180))" office:value-type="float" office:value="0.130094462164851" calcext:value-type="float">
            <text:p>0.130094462164851</text:p>
          </table:table-cell>
          <table:table-cell table:style-name="Default" table:formula="of:= 0.072*(1+COS([.H32]*PI()/180))" office:value-type="float" office:value="0.122322761679704" calcext:value-type="float">
            <text:p>0.122322761679704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/>
          <table:table-cell table:style-name="Default" table:formula="of:= 0.072*(1+COS([.G33]*PI()/180))" office:value-type="float" office:value="0.133192936077916" calcext:value-type="float">
            <text:p>0.133192936077916</text:p>
          </table:table-cell>
          <table:table-cell table:style-name="Default" table:formula="of:= 0.072*(1+COS([.H33]*PI()/180))" office:value-type="float" office:value="0.122294893445226" calcext:value-type="float">
            <text:p>0.122294893445226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/>
          <table:table-cell table:style-name="Default" table:formula="of:= 0.072*(1+COS([.G34]*PI()/180))" office:value-type="float" office:value="0.137119162257186" calcext:value-type="float">
            <text:p>0.137119162257186</text:p>
          </table:table-cell>
          <table:table-cell table:style-name="Default" table:formula="of:= 0.072*(1+COS([.H34]*PI()/180))" office:value-type="float" office:value="0.129431348541418" calcext:value-type="float">
            <text:p>0.129431348541418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/>
          <table:table-cell table:style-name="Default" table:formula="of:= 0.072*(1+COS([.G35]*PI()/180))" office:value-type="float" office:value="0.143276381733392" calcext:value-type="float">
            <text:p>0.143276381733392</text:p>
          </table:table-cell>
          <table:table-cell table:style-name="Default" table:formula="of:= 0.072*(1+COS([.H35]*PI()/180))" office:value-type="float" office:value="0.137006143780884" calcext:value-type="float">
            <text:p>0.137006143780884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ce2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9">
          <table:table-cell table:style-name="Default" table:number-columns-repeated="7"/>
          <table:table-cell table:number-columns-repeated="1017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2:40:02.8557954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Diana Laura Monroy</meta:initial-creator>
    <meta:creation-date>2019-03-21T05:31:03Z</meta:creation-date>
    <dc:date>2019-03-24T12:51:53.174965311</dc:date>
    <meta:editing-cycles>10</meta:editing-cycles>
    <meta:editing-duration>PT1H43M32S</meta:editing-duration>
    <meta:document-statistic meta:table-count="1" meta:cell-count="32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s" fo:country="ES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s" fo:country="ES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s" fo:country="ES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fo:language="es" fo:country="ES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s" fo:country="ES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fo:language="es" fo:country="ES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a65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cd4d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cm" svg:height="9cm" xlink:href=".." xlink:type="simple" chart:class="chart:bar" chart:style-name="ch1">
        <chart:title svg:x="7.255cm" svg:y="0.316cm" chart:style-name="ch2">
          <text:p>Cobre</text:p>
        </chart:title>
        <chart:legend chart:legend-position="end" svg:x="13.155cm" svg:y="3.952cm" style:legend-expansion="high" chart:style-name="ch3"/>
        <chart:plot-area chart:style-name="ch4" table:cell-range-address="Angulos_Pd.G3:Angulos_Pd.H16" chart:data-source-has-labels="row" svg:x="1.331cm" svg:y="1.301cm" svg:width="11.504cm" svg:height="6.538cm">
          <chartooo:coordinate-region svg:x="2.067cm" svg:y="1.5cm" svg:width="10.768cm" svg:height="5.692cm"/>
          <chart:axis chart:dimension="x" chart:name="primary-x" chart:style-name="ch5">
            <chart:title svg:x="3.732cm" svg:y="8.019cm" chart:style-name="ch6">
              <text:p>Tiempo (Cada unidad son 120 segundos)</text:p>
            </chart:title>
          </chart:axis>
          <chart:axis chart:dimension="y" chart:name="primary-y" chart:style-name="ch7">
            <chart:title svg:x="0.451cm" svg:y="5.91cm" chart:style-name="ch8">
              <text:p>Ángulo de Corte</text:p>
            </chart:title>
            <chart:grid chart:style-name="ch9" chart:class="major"/>
          </chart:axis>
          <chart:series chart:style-name="ch10" chart:values-cell-range-address="Angulos_Pd.G4:Angulos_Pd.G16" chart:label-cell-address="Angulos_Pd.G3:Angulos_Pd.G3" chart:class="chart:bar">
            <chart:data-point chart:repeated="13"/>
          </chart:series>
          <chart:series chart:style-name="ch11" chart:values-cell-range-address="Angulos_Pd.H4:Angulos_Pd.H16" chart:label-cell-address="Angulos_Pd.H3:Angulos_Pd.H3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grafeno</text:p>
                <draw:g>
                  <svg:desc>Angulos_Pd.G3:Angulos_Pd.G3</svg:desc>
                </draw:g>
              </table:table-cell>
              <table:table-cell office:value-type="string">
                <text:p>Con grafeno</text:p>
                <draw:g>
                  <svg:desc>Angulos_Pd.H3:Angulos_Pd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821">
                <text:p>101.821</text:p>
                <draw:g>
                  <svg:desc>Angulos_Pd.G4:Angulos_Pd.G16</svg:desc>
                </draw:g>
              </table:table-cell>
              <table:table-cell office:value-type="float" office:value="103.878">
                <text:p>103.878</text:p>
                <draw:g>
                  <svg:desc>Angulos_Pd.H4:Angulos_Pd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226">
                <text:p>96.226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48">
                <text:p>91.348</text:p>
              </table:table-cell>
              <table:table-cell office:value-type="float" office:value="94.236">
                <text:p>94.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711">
                <text:p>85.711</text:p>
              </table:table-cell>
              <table:table-cell office:value-type="float" office:value="88.34">
                <text:p>88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074">
                <text:p>77.074</text:p>
              </table:table-cell>
              <table:table-cell office:value-type="float" office:value="81.327">
                <text:p>81.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662">
                <text:p>71.662</text:p>
              </table:table-cell>
              <table:table-cell office:value-type="float" office:value="71.342">
                <text:p>71.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265">
                <text:p>55.265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484">
                <text:p>44.484</text:p>
              </table:table-cell>
              <table:table-cell office:value-type="float" office:value="40.601">
                <text:p>40.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45">
                <text:p>32.645</text:p>
              </table:table-cell>
              <table:table-cell office:value-type="float" office:value="36.314">
                <text:p>36.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83">
                <text:p>29.683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198">
                <text:p>24.198</text:p>
              </table:table-cell>
              <table:table-cell office:value-type="float" office:value="28.124">
                <text:p>28.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132">
                <text:p>24.132</text:p>
              </table:table-cell>
              <table:table-cell office:value-type="float" office:value="24.727">
                <text:p>24.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445">
                <text:p>20.445</text:p>
              </table:table-cell>
              <table:table-cell office:value-type="float" office:value="23.839">
                <text:p>23.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8.999cm" xlink:href=".." xlink:type="simple" chart:class="chart:bar" chart:style-name="ch1">
        <chart:title svg:x="6.995cm" svg:y="0.315cm" chart:style-name="ch2">
          <text:p>Paladio 2</text:p>
        </chart:title>
        <chart:legend chart:legend-position="end" svg:x="13.296cm" svg:y="3.951cm" style:legend-expansion="high" chart:style-name="ch3"/>
        <chart:plot-area chart:style-name="ch4" table:cell-range-address="Angulos_Pd.B3:Angulos_Pd.C16" chart:data-source-has-labels="row" svg:x="1.33cm" svg:y="1.273cm" svg:width="11.647cm" svg:height="6.566cm">
          <chartooo:coordinate-region svg:x="2.137cm" svg:y="1.472cm" svg:width="10.84cm" svg:height="5.72cm"/>
          <chart:axis chart:dimension="x" chart:name="primary-x" chart:style-name="ch5">
            <chart:title svg:x="4.132cm" svg:y="8.018cm" chart:style-name="ch6">
              <text:p>Tiempo (cada unidad son 120 segundos)</text:p>
            </chart:title>
          </chart:axis>
          <chart:axis chart:dimension="y" chart:name="primary-y" chart:style-name="ch7">
            <chart:title svg:x="0.451cm" svg:y="5.791cm" chart:style-name="ch8">
              <text:p>Ángulo de Corte</text:p>
            </chart:title>
            <chart:grid chart:style-name="ch9" chart:class="major"/>
          </chart:axis>
          <chart:series chart:style-name="ch10" chart:values-cell-range-address="Angulos_Pd.B4:Angulos_Pd.B16" chart:label-cell-address="Angulos_Pd.B3:Angulos_Pd.B3" chart:class="chart:bar">
            <chart:data-point chart:repeated="13"/>
          </chart:series>
          <chart:series chart:style-name="ch11" chart:values-cell-range-address="Angulos_Pd.C4:Angulos_Pd.C16" chart:label-cell-address="Angulos_Pd.C3:Angulos_Pd.C3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Grafeno</text:p>
                <draw:g>
                  <svg:desc>Angulos_Pd.B3:Angulos_Pd.B3</svg:desc>
                </draw:g>
              </table:table-cell>
              <table:table-cell office:value-type="string">
                <text:p>Sin Grafeno</text:p>
                <draw:g>
                  <svg:desc>Angulos_Pd.C3:Angulos_Pd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685">
                <text:p>91.685</text:p>
                <draw:g>
                  <svg:desc>Angulos_Pd.B4:Angulos_Pd.B16</svg:desc>
                </draw:g>
              </table:table-cell>
              <table:table-cell office:value-type="float" office:value="86.367">
                <text:p>86.367</text:p>
                <draw:g>
                  <svg:desc>Angulos_Pd.C4:Angulos_Pd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029">
                <text:p>89.029</text:p>
              </table:table-cell>
              <table:table-cell office:value-type="float" office:value="85.03">
                <text:p>85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.884">
                <text:p>83.884</text:p>
              </table:table-cell>
              <table:table-cell office:value-type="float" office:value="82.278">
                <text:p>82.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551">
                <text:p>76.551</text:p>
              </table:table-cell>
              <table:table-cell office:value-type="float" office:value="69.075">
                <text:p>69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954">
                <text:p>55.954</text:p>
              </table:table-cell>
              <table:table-cell office:value-type="float" office:value="52.306">
                <text:p>52.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923">
                <text:p>55.923</text:p>
              </table:table-cell>
              <table:table-cell office:value-type="float" office:value="42.879">
                <text:p>42.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44">
                <text:p>44.444</text:p>
              </table:table-cell>
              <table:table-cell office:value-type="float" office:value="39.472">
                <text:p>39.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34">
                <text:p>33.734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75">
                <text:p>26.175</text:p>
              </table:table-cell>
              <table:table-cell office:value-type="float" office:value="18.435">
                <text:p>18.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01">
                <text:p>21.801</text:p>
              </table:table-cell>
              <table:table-cell office:value-type="float" office:value="14.931">
                <text:p>14.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961">
                <text:p>17.961</text:p>
              </table:table-cell>
              <table:table-cell office:value-type="float" office:value="13.707">
                <text:p>13.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241">
                <text:p>13.241</text:p>
              </table:table-cell>
              <table:table-cell office:value-type="float" office:value="12.339">
                <text:p>12.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89">
                <text:p>8.489</text:p>
              </table:table-cell>
              <table:table-cell office:value-type="float" office:value="5.389">
                <text:p>5.3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